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2" style:family="graphic" style:parent-style-name="standard">
      <style:graphic-properties draw:fill-color="#3deb3d"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0.75cm" fo:min-width="3.5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draw:fill-color="#3deb3d" draw:textarea-horizontal-align="justify" draw:textarea-vertical-align="middle" draw:auto-grow-height="false" fo:min-height="0.75cm" fo:min-width="5.5cm"/>
    </style:style>
    <style:style style:name="gr7" style:family="graphic" style:parent-style-name="standard">
      <style:graphic-properties draw:fill-color="#3deb3d" draw:textarea-horizontal-align="justify" draw:textarea-vertical-align="middle" draw:auto-grow-height="false" fo:min-height="0.75cm" fo:min-width="0.5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0.75cm" fo:min-width="5.5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3deb3d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ffff66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4cm" svg:height="1cm" svg:x="2cm" svg:y="2cm">
          <text:p text:style-name="P1"><text:span text:style-name="T1">Насос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2cm" svg:y="3.5cm">
          <text:p text:style-name="P1"><text:span text:style-name="T1">Клапан впускной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2cm" svg:y="5cm">
          <text:p text:style-name="P1"><text:span text:style-name="T1">Клапан расхода Qm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2cm" svg:y="6.5cm">
          <text:p text:style-name="P1"><text:span text:style-name="T1">Клапан расхода Qm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2cm" svg:y="8cm">
          <text:p text:style-name="P1"><text:span text:style-name="T1">Клапан расхода Qma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2cm" svg:y="10cm">
          <text:p text:style-name="P1"><text:span text:style-name="T1">Датчик давления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2cm" svg:y="11.5cm">
          <text:p text:style-name="P1"><text:span text:style-name="T1">Датчик температуры эталонный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2cm" svg:y="14.5cm">
          <text:p text:style-name="P1"><text:span text:style-name="T1">Датчик установки счетчиков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2cm" svg:y="16cm">
          <text:p text:style-name="P1"><text:span text:style-name="T1">Датчик эталонного расходомера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2cm" svg:y="17.5cm">
          <text:p text:style-name="P1"><text:span text:style-name="T1">Датчик контрольного расходомер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1cm" svg:x="2cm" svg:y="19.5cm">
          <text:p text:style-name="P1"><text:span text:style-name="T1">Контроль эталонного расходомер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1cm" svg:x="2cm" svg:y="21cm">
          <text:p text:style-name="P1"><text:span text:style-name="T1">Контроль R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2cm" svg:y="13cm">
          <text:p text:style-name="P1"><text:span text:style-name="T1">Датчик температуры контрольный (DS1820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1cm" svg:x="8cm" svg:y="2cm">
          <text:p text:style-name="P1"><text:span text:style-name="T1">Реле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6.5cm" svg:y="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1cm" svg:x="8cm" svg:y="2cm">
          <text:p text:style-name="P1"><text:span text:style-name="T1">Реле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1cm" svg:x="8cm" svg:y="3.5cm">
          <text:p text:style-name="P1"><text:span text:style-name="T1">Реле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1cm" svg:x="8cm" svg:y="5cm">
          <text:p text:style-name="P1"><text:span text:style-name="T1">Реле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1cm" svg:x="8cm" svg:y="5cm">
          <text:p text:style-name="P1"><text:span text:style-name="T1">Реле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1cm" svg:x="8cm" svg:y="6.5cm">
          <text:p text:style-name="P1"><text:span text:style-name="T1">Реле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1cm" svg:x="8cm" svg:y="8cm">
          <text:p text:style-name="P1"><text:span text:style-name="T1">Реле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6.5cm" svg:y="3.5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6.5cm" svg:y="5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6.5cm" svg:y="6.5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6.5cm" svg:y="8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cm" svg:height="1cm" svg:x="8cm" svg:y="10cm">
          <text:p text:style-name="P1"><text:span text:style-name="T1">АЦП + входные цепи + источник питания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cm" svg:height="1cm" svg:x="8cm" svg:y="13cm">
          <text:p text:style-name="P1"><text:span text:style-name="T1">Специальный протокол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cm" svg:height="1cm" svg:x="8cm" svg:y="14.5cm">
          <text:p text:style-name="P1"><text:span text:style-name="T1">Дискретный вход с подтяжкой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cm" svg:height="1cm" svg:x="8cm" svg:y="17.5cm">
          <text:p text:style-name="P1"><text:span text:style-name="T1">Плата водяного счетчика в режиме измерения частоты + дискретный вход + внешнее питание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cm" svg:x="6.5cm" svg:y="13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cm" svg:x="6.5cm" svg:y="14.5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cm" svg:height="1cm" svg:x="8cm" svg:y="16cm">
          <text:p text:style-name="P1"><text:span text:style-name="T1">СОМ-порт (?)</text:span></text:p>
          <text:p text:style-name="P1"><text:span text:style-name="T1">Скорость, протокол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cm" svg:height="1cm" svg:x="8cm" svg:y="19.5cm">
          <text:p text:style-name="P1"><text:span text:style-name="T1">СОМ-порт (?)</text:span></text:p>
          <text:p text:style-name="P1"><text:span text:style-name="T1">Скорость, протокол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cm" svg:height="1cm" svg:x="8cm" svg:y="21cm">
          <text:p text:style-name="P1"><text:span text:style-name="T1">Перенести готовое + обрамление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cm" svg:height="1cm" svg:x="8cm" svg:y="11.5cm">
          <text:p text:style-name="P1"><text:span text:style-name="T1">СОМ-порт (?)</text:span></text:p>
          <text:p text:style-name="P1"><text:span text:style-name="T1">Скорость, протокол, возможно внешнее питание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custom-shape draw:style-name="gr9" draw:text-style-name="P1" draw:layer="layout" svg:width="1cm" svg:height="2cm" svg:x="3cm" svg:y="3cm">
          <text:p text:style-name="P1">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1T13:42:55.840000000</meta:creation-date>
    <meta:generator>LibreOffice/5.0.3.2$Windows_x86 LibreOffice_project/e5f16313668ac592c1bfb310f4390624e3dbfb75</meta:generator>
    <dc:date>2016-01-20T17:26:15.626000000</dc:date>
    <meta:editing-duration>PT1H46M57S</meta:editing-duration>
    <meta:editing-cycles>7</meta:editing-cycles>
    <meta:document-statistic meta:object-count="36"/>
  </office:meta>
</office:document-meta>
</file>